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o me, this article seems almost a hybrid between a scholarly paper and a normal music article. The things that make me think this are the content and style. First of all, the article is much more focused on social issues in the genre than any other article has been so far. It's an odd choice for an article, it's almost something you would expect to see published in a scholarly journal. The writing style was also similar to that of a persuasive essay, other than the informal tone. Wilson is clearly trying to argue a point using Kacey Musgraves' music as a focal point. He also constantly cites other people's arguments and opinions in order to develop his own. </text:p>
      <text:p text:style-name="Standard"><text:tab/>As for as the content goes I'd say he makes a pretty convincing argument. I might be biased in saying that since I pretty much aligned with his opinion prior to reading the article, and he definitely didn't write an unbiased piece. Although, he does bring up points from both sides of the argument in some places. I feel like he deviated too much from his topic. If you put Kacey Musgraves in the title, and introduce the work with her music, then the majority of the content of the piece should be focused on her. I'm not saying that the piece is bad, but it makes some false promises in the begin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5-11-16T21:14:05.14</meta:creation-date>
    <meta:document-statistic meta:table-count="0" meta:image-count="0" meta:object-count="0" meta:page-count="1" meta:paragraph-count="2" meta:word-count="233" meta:character-count="1272"/>
    <dc:date>2015-11-16T21:33:22.27</dc:date>
    <dc:creator>Robert Ritchie</dc:creator>
    <meta:editing-duration>PT4M7S</meta:editing-duration>
    <meta:editing-cycles>1</meta:editing-cycles>
    <meta:generator>OpenOffice/4.1.1$Win32 OpenOffice.org_project/411m6$Build-9775</meta:generator>
  </office:meta>
</office:document-meta>
</file>